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</text:span>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variant="normal" fo:text-transform="none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variant="normal" fo:text-transform="none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font-variant="normal" fo:text-transform="none"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variant="normal" fo:text-transform="none"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font-variant="normal" fo:text-transform="none"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font-variant="normal" fo:text-transform="none"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variant="normal" fo:text-transform="none"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font-variant="normal" fo:text-transform="none"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" meta:word-count="1" meta:character-count="1" meta:non-whitespace-character-count="1"/>
    <meta:generator>LibreOfficeDev/5.1.0.3$Linux_X86_64 LibreOffice_project/</meta:generator>
  </office:meta>
</office:document-meta>
</file>